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P1" style:family="paragraph" style:parent-style-name="Standard">
      <style:text-properties style:font-name="Arial" officeooo:rsid="000ff0ec" officeooo:paragraph-rsid="000ff0e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t me make a few suggestions for building testing the TF530 boards.</text:p>
      <text:p text:style-name="P1"/>
      <text:p text:style-name="P1">Tools and test equipment</text:p>
      <text:p text:style-name="P1"/>
      <text:p text:style-name="P1">1) If you don't have an oscilloscope buy one ￼</text:p>
      <text:p text:style-name="P1">1a) Ok serious, a logic probe is very useful for testing logic circuits and much cheaper, less than £10 on ebay.</text:p>
      <text:p text:style-name="P1">They allow you to see logic levels and will tell you if a signal is pulsing or oscillating. This allows you</text:p>
      <text:p text:style-name="P1">to see if a clock is oscillating or an address/data line is toggling. They can also help with some PSU issues. A quick guide to logic probes, http://wiki.arcadeotaku.com/w/Logic_Probe_Guide or https://pinside.com/pinball/forum/to...o-logic-probes</text:p>
      <text:p text:style-name="P1">2) A microscope is great but expensive. I have one of the USB microscopes, costs around £30, resolution is good for joint inspection. A jewellers eye-glass with x12 or better magnification is great for inspecting solder joints.<text:tab/></text:p>
      <text:p text:style-name="P1">3) Leaded solder 'wets' joints better than lead free solder. I can hand solder TQFP devices with minimal flux with lead solder, whereas with lead-free I need plenty of flux. Your favourite auction site has 'fine solder wire'. It is not illegal to purchase leaded solder but you can not sell a commercial product containing it (RoHS).</text:p>
      <text:p text:style-name="P1"/>
      <text:p text:style-name="P1">Debugging the boards</text:p>
      <text:p text:style-name="P1"/>
      <text:p text:style-name="P1">A microprocessor system needs 4 things to work, power, clock(s), configuration and a reset. Get these right and it should work. Achieving this is the challenge.</text:p>
      <text:p text:style-name="P1"/>
      <text:p text:style-name="P1">Power</text:p>
      <text:p text:style-name="P1"/>
      <text:p text:style-name="P1">Start with the power. The design takes 5V from the MC68000 socket. With the board plugged into the Amiga, power up and measure the voltage across JP7, the EXT5V jumper. You should have 4.85 to 5.15V. If it is outside of this range, weird things will happen. Someone will shout and tell me 5V devices can operate from 4.5-5.5V or 4.75 to 5.25V. Yes they can on their absolute maximums, I want a tighter spec for less future problems.</text:p>
      <text:p text:style-name="P1">If the supply is too low, check the +5V on the AMiga, you can measure it at the Amiga PSU connector, http://www.ianstedman.co.uk/Amiga/am..._power_pcb.gif</text:p>
      <text:p text:style-name="P1"/>
      <text:p text:style-name="P1">Try cleaning the pins fo the 68000 socket on the AMiga with contact cleaner as they may be slightly corroded with age. Please don't use WD40!</text:p>
      <text:p text:style-name="P1">If the supply is still low at the connector, you may need a replacement. Should I post a link to my ATX adaptors? ￼</text:p>
      <text:p text:style-name="P1"/>
      <text:p text:style-name="P1">On the TF530 is a 3.3V regulator, U1. Measuring across C2 with a Digital Multi-Meter(DMM), do you have 3.20-3.40V?</text:p>
      <text:p text:style-name="P1"/>
      <text:p text:style-name="P1">The 3.3V supply powers the oscillator (more on this later) and the two CPLDs.</text:p>
      <text:p text:style-name="P1"/>
      <text:p text:style-name="P1">Clocks</text:p>
      <text:p text:style-name="P1"/>
      <text:p text:style-name="P1"/>
      <text:p text:style-name="P1">There are a few critical parameters here.<text:tab/></text:p>
      <text:p text:style-name="P1"><text:soft-page-break/>This design uses a crystal oscillator, not a crystal! If you buy a crystal, it will not work. The oscillator has the crystal, tank circuit and a buffer to drive TTL logic built into the can.</text:p>
      <text:p text:style-name="P1"/>
      <text:p text:style-name="P1">Make sure you buy a 3.3V part. A 5V part will work but the frequency output will wander and is not recommended. You are looking for one with TTL or CMOS output drive, tolerance of 50ppm, in the common 7x5mm can. You also want a fundamental mode output.</text:p>
      <text:p text:style-name="P1"/>
      <text:p text:style-name="P1">The next important parts are the 74LVC1G17DBV schmitt buffer devices. They performs two functions, it converts the 3.3V clock to a 5V signal and it speeds up the edges. The MC68030, requires a clock input with rise and fall times of &lt;2ns for operation at 40 MHz, the chosen device has rise/fall times of 1.5ns. Most oscillators have rise/fall times of 5-10ns. If the clock input is too slow, the CPU and the Xilinx CPLDs, will fail to lock on and operate. IC4 buffers the 7MHz clock from the Amiga, IC5 the 24MHz clock from the onboard oscillator.</text:p>
      <text:p text:style-name="P1"/>
      <text:p text:style-name="P1">Use the oscilloscope or logic probe to check this is working. The clock goes to the CPU and both CPLDs, make sure it gets there, pin 16 of both the RAM and BUS CPLD.</text:p>
      <text:p text:style-name="P1"/>
      <text:p text:style-name="P1">Reset</text:p>
      <text:p text:style-name="P1"/>
      <text:p text:style-name="P1">Any digital system needs a power on reset and a hard reset at times. The Amiga provides the reset via the MC68000 slot and it goes to the MC68030 and the CPLDs, pin 60 of the RAM CPLD and pin 18 of the BUS CPLD. It should be low, briefly during power up and high/logic 1 during normal use. Check your soldering if it is not.</text:p>
      <text:p text:style-name="P1"/>
      <text:p text:style-name="P1">Configuration</text:p>
      <text:p text:style-name="P1"/>
      <text:p text:style-name="P1">With the MC68030, there are fewer configuration pins compared to modern CPUs but we can still check them. The Xilinx CPLDs also need programming and a few bits to configure them.</text:p>
      <text:p text:style-name="P1"/>
      <text:p text:style-name="P1">The Xilinx XC9574 CPLDs are easy to use compared to the Spartan/Virtex/Kintex FPGAs. They need a functional 3.3V supply, that is provided by U1 which you checked earlier. This supply should be functional within 50ms of the 5V supply being nominal. You would need to measure this with an oscilloscope.</text:p>
      <text:p text:style-name="P1"/>
      <text:p text:style-name="P1">The Reset to the device was covered previously as were the clocks for the internal logic. If the devices program and verify using the Xilinx Impact tool, they should be good to go. If you have issues programming them, slow down TCK at the programmer.</text:p>
      <text:p text:style-name="P1"/>
      <text:p text:style-name="P1">The MC68030 has two jumpers, JP3 (MMU disable) and JP5 (Cache Disable). Both should not be fitted for normal operation. Check the soldering of RN2 and that the pin 2 of both jumpers has a voltage &gt;2.0V (logic 1).</text:p>
      <text:p text:style-name="P1"/>
      <text:p text:style-name="P1">Check the /HALT signal at pin 17 of the 68000 socket is logic 1.</text:p>
      <text:p text:style-name="P1">Check the /BERR signal at pin 22 of the 68000 socket is logic 1.</text:p>
      <text:p text:style-name="P1"/>
      <text:p text:style-name="P1">Have you connected the OVR and INT2 wires correctly?</text:p>
      <text:p text:style-name="P1"/>
      <text:p text:style-name="P1"><text:soft-page-break/>The Autoconfig logic is not something I can easily answer questions on, before delving too deep, check the basics detailed above first. If the system boots, try showconfig or whichamiga to see what is reported to the operating system.</text:p>
      <text:p text:style-name="P1"/>
      <text:p text:style-name="P1">This is a starting guide, feel free to distribute and to add information too.</text:p>
      <text:p text:style-name="P1"/>
      <text:p text:style-name="P1">Ian Stedman, http://www.ianstedman.co.u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2T02:48:51.203067609</meta:creation-date>
    <dc:date>2017-04-12T02:50:57.856012407</dc:date>
    <meta:editing-duration>PT2M7S</meta:editing-duration>
    <meta:editing-cycles>1</meta:editing-cycles>
    <meta:document-statistic meta:table-count="0" meta:image-count="0" meta:object-count="0" meta:page-count="3" meta:paragraph-count="36" meta:word-count="956" meta:character-count="5397" meta:non-whitespace-character-count="4475"/>
    <meta:generator>LibreOffice/5.2.5.1$Linux_X86_64 LibreOffice_project/20m0$Build-1</meta:generator>
  </office:meta>
</office:document-meta>
</file>